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212cm" style:contextual-spacing="false" style:line-height-at-least="0.45cm" fo:widows="1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top="0cm" fo:margin-bottom="0.212cm" style:contextual-spacing="false" style:line-height-at-least="0.45cm" fo:widows="1"/>
      <style:text-properties fo:font-variant="normal" fo:text-transform="none" fo:color="#333333" style:font-name="Arial" fo:font-size="12pt" fo:letter-spacing="normal" fo:font-style="normal" fo:font-weight="normal" officeooo:rsid="00068e4d" officeooo:paragraph-rsid="00068e4d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.212cm" style:contextual-spacing="false" style:line-height-at-least="0.45cm" fo:widows="1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 style:contextual-spacing="false" style:line-height-at-least="0.45cm" fo:widows="1"/>
      <style:text-properties style:font-name="Arial" fo:font-size="12pt" officeooo:rsid="00078d9e" officeooo:paragraph-rsid="00078d9e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212cm" style:contextual-spacing="false" style:line-height-at-least="0.45cm" fo:widows="1"/>
      <style:text-properties style:font-name="Arial" fo:font-size="12pt" officeooo:rsid="00078d9e" style:font-size-asian="12pt" style:font-size-complex="12pt"/>
    </style:style>
    <style:style style:name="T1" style:family="text">
      <style:text-properties officeooo:rsid="00068e4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68e4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danto:</text:p>
      <text:list xml:id="list6613860729875596427" text:style-name="L1">
        <text:list-item>
          <text:p text:style-name="P1"><text:s/>Järjestelmän tarkoitus: <text:span text:style-name="T1">Koirarotutietokanta</text:span></text:p>
        </text:list-item>
        <text:list-item>
          <text:p text:style-name="P1"><text:s/>Tiivis kuvaus siitä mistä on kyse: <text:span text:style-name="T1">Järjestelmä tallentaa ajantasaiset tiedot eri FCI -koiraroturyhmistä.</text:span></text:p>
        </text:list-item>
        <text:list-item>
          <text:p text:style-name="P1"><text:s/>Millaisen toiminnan tukemiseen järjestelmä on tarkoitettu: <text:span text:style-name="T1">Tietokantaa voivat käyttää koiranomistajat, kasvattajat, näytteilleasettajat sekä viranomaiset.</text:span></text:p>
        </text:list-item>
        <text:list-item>
          <text:p text:style-name="P1"><text:s/>Mitkä ovat järjestelmän tavoitteet: <text:span text:style-name="T1">Ylläpitää ja välittää tietoa tietyistä koiraroduista. Mahdollistaa tehokas tiedonhaku.</text:span></text:p>
        </text:list-item>
        <text:list-item>
          <text:p text:style-name="P1"><text:s/>Toteutus-/toimintaympäristö: <text:span text:style-name="T1">Github. Myös yEd sekä (mahdollisesti) draw.io.</text:span></text:p>
        </text:list-item>
        <text:list-item>
          <text:p text:style-name="P1"><text:s/>Missä ympäristössä työ toteutetaan: laitoksen users-palvelimella Tomcat- tai Apache-palvelimen alla.</text:p>
        </text:list-item>
        <text:list-item>
          <text:p text:style-name="P1"><text:s/>Täytyykö web-sovelluksen alustajärjestelmän tukea jotain tiettyä ohjelmointikieltä: <text:span text:style-name="T1">PHP</text:span></text:p>
        </text:list-item>
        <text:list-item>
          <text:p text:style-name="P1"><text:s/>Täytyykö käyttäjän selaimen tukea jotain tiettyä ohjelmointikieltä: <text:span text:style-name="T1">Java olisi oikein mukava</text:span></text:p>
        </text:list-item>
        <text:list-item>
          <text:p text:style-name="P3"><text:span text:style-name="T2"><text:s/></text:span><text:span text:style-name="T3">Ohjelmisto toimii yhdellä kannalla.</text:span></text:p>
          <text:p text:style-name="P5"/>
        </text:list-item>
      </text:list>
      <text:p text:style-name="P4">Käyttötapaus 1: tiedonhaku</text:p>
      <text:p text:style-name="P4">Tavoite: asiakas hakee tiettyyn koirarotuun liittyvän tiedon</text:p>
      <text:p text:style-name="P4">Käyttäjät: asiakas, tietokanta</text:p>
      <text:p text:style-name="P4">Esiehto: tiedot syötetty ja asiakas tunnistautunut </text:p>
      <text:p text:style-name="P4">Jälkiehto: käyttäjä saa tietokannasta haluamansa tiedon</text:p>
      <text:p text:style-name="P4"><text:s/>Käyttötapauksen kulku: </text:p>
      <text:p text:style-name="P4">1 asiakas kirjautuu sisään</text:p>
      <text:p text:style-name="P4">2 asiakas valitsee koirarodun </text:p>
      <text:p text:style-name="P4">3 asiakas syöttää haluamansa tiedot </text:p>
      <text:p text:style-name="P4">4 tietokannasta tarkistetaan löytyykö tarvittava tieto </text:p>
      <text:p text:style-name="P4">5 tiedot tulostetaan ja lähetetään asiakkaalle <text:s/></text:p>
      <text:p text:style-name="P4">Poikkeuksellinen toiminta: 4a tietokannassa ei löydy tietoa, palautetaan virheilmoitus ja pahoittelut asiakkaa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1T17:24:24.872632853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3" meta:word-count="159" meta:character-count="1394" meta:non-whitespace-character-count="1384"/>
  </office:meta>
</office:document-meta>
</file>